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3.8646in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 style:data-style-name="N0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8da3" officeooo:paragraph-rsid="000e8da3"/>
    </style:style>
    <style:style style:name="P2" style:family="paragraph" style:parent-style-name="Table_20_Contents">
      <style:paragraph-properties fo:text-align="center" style:justify-single-word="false"/>
      <style:text-properties officeooo:rsid="000e8da3" officeooo:paragraph-rsid="000e8da3"/>
    </style:style>
    <style:style style:name="P3" style:family="paragraph" style:parent-style-name="Table_20_Contents">
      <style:text-properties officeooo:rsid="000ed9c4" officeooo:paragraph-rsid="000ed9c4"/>
    </style:style>
    <style:style style:name="P4" style:family="paragraph" style:parent-style-name="Table_20_Contents">
      <style:text-properties officeooo:rsid="000ee623"/>
    </style:style>
    <style:style style:name="P5" style:family="paragraph" style:parent-style-name="Table_20_Contents">
      <style:text-properties officeooo:rsid="000ee623" officeooo:paragraph-rsid="000eb0e2"/>
    </style:style>
    <style:style style:name="P6" style:family="paragraph" style:parent-style-name="Table_20_Contents">
      <style:text-properties officeooo:rsid="000ee623" officeooo:paragraph-rsid="000ee623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e8da3" officeooo:paragraph-rsid="000e8da3" style:font-size-asian="12pt" style:font-size-complex="12pt"/>
    </style:style>
    <style:style style:name="P8" style:family="paragraph" style:parent-style-name="Table_20_Contents">
      <style:text-properties fo:color="#000000" style:font-name="Liberation Serif" fo:font-size="12pt" officeooo:rsid="000ed9c4" officeooo:paragraph-rsid="000eb0e2" style:font-size-asian="12pt" style:font-size-complex="12pt"/>
    </style:style>
    <style:style style:name="P9" style:family="paragraph" style:parent-style-name="Preformatted_20_Text">
      <style:text-properties fo:color="#000000" style:font-name="Liberation Serif" fo:font-size="12pt" officeooo:rsid="000ed9c4" officeooo:paragraph-rsid="000eb0e2" style:font-size-asian="12pt" style:font-size-complex="12pt"/>
    </style:style>
    <style:style style:name="T1" style:family="text">
      <style:text-properties officeooo:rsid="000ee62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FIDF</text:p>
          </table:table-cell>
          <table:table-cell table:style-name="Table1.B1" office:value-type="string">
            <text:p text:style-name="P2">TF</text:p>
          </table:table-cell>
          <table:table-cell table:style-name="Table1.C1" office:value-type="string">
            <text:p text:style-name="P2">IDF</text:p>
          </table:table-cell>
          <table:table-cell table:style-name="Table1.D1" office:value-type="string">
            <text:p text:style-name="P7">URI</text:p>
          </table:table-cell>
        </table:table-row>
        <table:table-row>
          <table:table-cell table:style-name="Table1.A2" table:formula="ooow:&lt;B2&gt;*&lt;C2&gt;" office:value-type="float" office:value="0.788034370668061">
            <text:p text:style-name="P4">0.79</text:p>
          </table:table-cell>
          <table:table-cell table:style-name="Table1.B10" office:value-type="string">
            <text:p text:style-name="Table_20_Contents">0.030438312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usatoday.com/story/sports/nfl/2018/02/11/eagles-lane-johnson-calls-patriots-fear-based-organization/327887002/?utm_source=feedblitz&amp;utm_medium=FeedBlitzRss&amp;utm_campaign=usatodaycomsports-topstories</text:p>
            <text:p text:style-name="P8"/>
          </table:table-cell>
        </table:table-row>
        <table:table-row>
          <table:table-cell table:style-name="Table1.A2" table:formula="ooow:&lt;B3&gt;*&lt;C3&gt;" office:value-type="float" office:value="0.463774961836214">
            <text:p text:style-name="P4">0.46</text:p>
          </table:table-cell>
          <table:table-cell table:style-name="Table1.B10" office:value-type="string">
            <text:p text:style-name="Table_20_Contents">0.017913593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://www.cbc.ca/news/thenational/sport-doping-scandal-ben-johnson-russia-ioc-steroids-1.4511130?cmp=rss&amp;utm_source=dlvr.it&amp;utm_medium=twitter</text:p>
            <text:p text:style-name="P8"/>
          </table:table-cell>
        </table:table-row>
        <table:table-row>
          <table:table-cell table:style-name="Table1.A2" table:formula="ooow:&lt;B4&gt;*&lt;C4&gt;" office:value-type="float" office:value="0.419133523459275">
            <text:p text:style-name="P4">0.42</text:p>
          </table:table-cell>
          <table:table-cell table:style-name="Table1.B10" office:value-type="string">
            <text:p text:style-name="Table_20_Contents">0.01618929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fitlivinglifestyle.com/the-best-sports-video-games-today/</text:p>
            <text:p text:style-name="P8"/>
          </table:table-cell>
        </table:table-row>
        <table:table-row>
          <table:table-cell table:style-name="Table1.A2" table:formula="ooow:&lt;B5&gt;*&lt;C5&gt;" office:value-type="float" office:value="0.363454590846554">
            <text:p text:style-name="P4">0.36</text:p>
          </table:table-cell>
          <table:table-cell table:style-name="Table1.B10" office:value-type="string">
            <text:p text:style-name="Table_20_Contents">0.014038657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azcentral.com/picture-gallery/sports/high-school/2017/10/28/arizona-high-school-boys-and-girls-soccer-2017-18/107032128/</text:p>
            <text:p text:style-name="P8"/>
          </table:table-cell>
        </table:table-row>
        <table:table-row>
          <table:table-cell table:style-name="Table1.A6" office:value-type="string">
            <text:p text:style-name="P5">0.35</text:p>
          </table:table-cell>
          <table:table-cell table:style-name="Table1.B10" office:value-type="string">
            <text:p text:style-name="Table_20_Contents">0.013645973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commercialappeal.com/story/sports/columnists/geoff-calkins/2018/02/12/winter-olympics-2018-shaun-white-goes-deep/328303002/</text:p>
            <text:p text:style-name="P8"/>
          </table:table-cell>
        </table:table-row>
        <table:table-row>
          <table:table-cell table:style-name="Table1.A2" table:formula="ooow:&lt;B7&gt;*&lt;C7&gt;" office:value-type="float" office:value="0.294199485955756">
            <text:p text:style-name="P4">0.29</text:p>
          </table:table-cell>
          <table:table-cell table:style-name="Table1.B10" office:value-type="string">
            <text:p text:style-name="Table_20_Contents">0.011363636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marketingweek.com/2018/02/08/brands-neglecting-womens-sports-sponsorship/#.WoA960xGt_M.twitter%0A</text:p>
            <text:p text:style-name="P8"/>
          </table:table-cell>
        </table:table-row>
        <table:table-row>
          <table:table-cell table:style-name="Table1.A2" table:formula="ooow:&lt;B8&gt;*&lt;C8&gt;" office:value-type="float" office:value="0.24715565215716">
            <text:p text:style-name="P4">0.25</text:p>
          </table:table-cell>
          <table:table-cell table:style-name="Table1.B10" office:value-type="string">
            <text:p text:style-name="Table_20_Contents">0.009546539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vanityfair.com/style/2018/02/sports-illustrated-swimsuit-metoo-era?mbid=social_twitter</text:p>
            <text:p text:style-name="P8"/>
          </table:table-cell>
        </table:table-row>
        <table:table-row>
          <table:table-cell table:style-name="Table1.A2" table:formula="ooow:&lt;B9&gt;*&lt;C9&gt;" office:value-type="float" office:value="0.236136850180516">
            <text:p text:style-name="P6">0.24</text:p>
          </table:table-cell>
          <table:table-cell table:style-name="Table1.B10" office:value-type="string">
            <text:p text:style-name="Table_20_Contents">0.009120931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argusleader.com/story/sports/winter-olympics-2018/2018/02/11/mirai-nagasu-lands-triple-axel-first-american-do-winter-olympics/328064002/</text:p>
            <text:p text:style-name="P8"/>
          </table:table-cell>
        </table:table-row>
        <table:table-row>
          <table:table-cell table:style-name="Table1.A2" table:formula="ooow:&lt;B10&gt;*&lt;C10&gt;" office:value-type="float" office:value="0.191892945929701">
            <text:p text:style-name="P4">0.19</text:p>
          </table:table-cell>
          <table:table-cell table:style-name="Table1.B10" office:value-type="string">
            <text:p text:style-name="Table_20_Contents">0.007411983</text:p>
          </table:table-cell>
          <table:table-cell table:style-name="Table1.C10" office:value-type="string">
            <text:p text:style-name="P3">25.88955559257228</text:p>
          </table:table-cell>
          <table:table-cell table:style-name="Table1.D10" office:value-type="string">
            <text:p text:style-name="P9">https://www.golfdigest.com/story/the-winter-olympics-are-amazing-but-also-a-shining-beacon-of-sports-privilege?utm_source=dlvr.it&amp;utm_medium=facebook</text:p>
            <text:p text:style-name="P8"/>
          </table:table-cell>
        </table:table-row>
        <table:table-row>
          <table:table-cell table:style-name="Table1.A2" table:formula="ooow:&lt;B11&gt;*&lt;C11&gt;" office:value-type="float" office:value="0.0730540864993412">
            <text:p text:style-name="P4">0.07</text:p>
          </table:table-cell>
          <table:table-cell table:style-name="Table1.B11" office:value-type="string">
            <text:p text:style-name="Table_20_Contents">0.002821759</text:p>
          </table:table-cell>
          <table:table-cell table:style-name="Table1.C11" office:value-type="string">
            <text:p text:style-name="P3">25.88955559257228</text:p>
          </table:table-cell>
          <table:table-cell table:style-name="Table1.D11" office:value-type="string">
            <text:p text:style-name="P9">https://frntofficesport.com/why-the-nba-nhl-mls-and-nfl-are-in-on-esports/</text:p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14:53.981124105</meta:creation-date>
    <dc:date>2018-02-20T14:05:06.705147291</dc:date>
    <meta:editing-duration>PT22S</meta:editing-duration>
    <meta:editing-cycles>1</meta:editing-cycles>
    <meta:document-statistic meta:table-count="1" meta:image-count="0" meta:object-count="0" meta:page-count="1" meta:paragraph-count="44" meta:word-count="44" meta:character-count="1594" meta:non-whitespace-character-count="1594"/>
    <meta:generator>LibreOffice/5.4.2.2$Linux_X86_64 LibreOffice_project/40m0$Build-2</meta:generator>
  </office:meta>
</office:document-meta>
</file>